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4be" officeooo:paragraph-rsid="000d94be"/>
    </style:style>
    <style:style style:name="P2" style:family="paragraph" style:parent-style-name="Standard">
      <style:text-properties officeooo:rsid="000e4637" officeooo:paragraph-rsid="000e4637"/>
    </style:style>
    <style:style style:name="P3" style:family="paragraph" style:parent-style-name="Standard">
      <style:text-properties officeooo:rsid="000ecaf0" officeooo:paragraph-rsid="000ecaf0"/>
    </style:style>
    <style:style style:name="P4" style:family="paragraph" style:parent-style-name="Standard">
      <style:text-properties officeooo:rsid="000ecaf0" officeooo:paragraph-rsid="001096cf"/>
    </style:style>
    <style:style style:name="P5" style:family="paragraph" style:parent-style-name="Standard">
      <style:text-properties officeooo:rsid="001096cf" officeooo:paragraph-rsid="001096cf"/>
    </style:style>
    <style:style style:name="P6" style:family="paragraph" style:parent-style-name="Standard">
      <style:text-properties officeooo:rsid="00123359" officeooo:paragraph-rsid="00123359"/>
    </style:style>
    <style:style style:name="P7" style:family="paragraph" style:parent-style-name="Standard">
      <style:text-properties officeooo:rsid="00123359" officeooo:paragraph-rsid="00131acc"/>
    </style:style>
    <style:style style:name="P8" style:family="paragraph" style:parent-style-name="Standard">
      <style:text-properties officeooo:rsid="0014ff17" officeooo:paragraph-rsid="0014ff17"/>
    </style:style>
    <style:style style:name="P9" style:family="paragraph" style:parent-style-name="Standard">
      <style:text-properties officeooo:rsid="0016d79e" officeooo:paragraph-rsid="0016d79e"/>
    </style:style>
    <style:style style:name="P10" style:family="paragraph" style:parent-style-name="Standard">
      <style:text-properties officeooo:rsid="001a91f6" officeooo:paragraph-rsid="001a91f6"/>
    </style:style>
    <style:style style:name="P11" style:family="paragraph" style:parent-style-name="Standard">
      <style:text-properties officeooo:rsid="001b7db9" officeooo:paragraph-rsid="001b7db9"/>
    </style:style>
    <style:style style:name="P12" style:family="paragraph" style:parent-style-name="Standard">
      <style:text-properties officeooo:rsid="001c472f" officeooo:paragraph-rsid="001b7db9"/>
    </style:style>
    <style:style style:name="P13" style:family="paragraph" style:parent-style-name="Standard">
      <style:text-properties officeooo:rsid="001c472f" officeooo:paragraph-rsid="001c472f"/>
    </style:style>
    <style:style style:name="P14" style:family="paragraph" style:parent-style-name="Standard">
      <style:text-properties officeooo:rsid="001dbc60" officeooo:paragraph-rsid="001dbc60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1dbc60" officeooo:paragraph-rsid="001dbc60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f21d1" officeooo:paragraph-rsid="001f21d1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1dbc60" officeooo:paragraph-rsid="001dbc60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1f21d1" officeooo:paragraph-rsid="001f21d1"/>
    </style:style>
    <style:style style:name="T1" style:family="text">
      <style:text-properties officeooo:rsid="000ecaf0"/>
    </style:style>
    <style:style style:name="T2" style:family="text">
      <style:text-properties officeooo:rsid="001096cf"/>
    </style:style>
    <style:style style:name="T3" style:family="text">
      <style:text-properties officeooo:rsid="00123359"/>
    </style:style>
    <style:style style:name="T4" style:family="text">
      <style:text-properties officeooo:rsid="00131ac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1acc" style:font-weight-asian="normal" style:font-weight-complex="normal"/>
    </style:style>
    <style:style style:name="T7" style:family="text">
      <style:text-properties fo:font-weight="normal" officeooo:rsid="0016d79e" style:font-weight-asian="normal" style:font-weight-complex="normal"/>
    </style:style>
    <style:style style:name="T8" style:family="text">
      <style:text-properties fo:font-weight="normal" officeooo:rsid="00183a32" style:font-weight-asian="normal" style:font-weight-complex="normal"/>
    </style:style>
    <style:style style:name="T9" style:family="text">
      <style:text-properties fo:font-weight="normal" officeooo:rsid="001b7db9" style:font-weight-asian="normal" style:font-weight-complex="normal"/>
    </style:style>
    <style:style style:name="T10" style:family="text">
      <style:text-properties fo:font-weight="normal" officeooo:rsid="001c472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11 1011 0011</text:p>
      <text:p text:style-name="P1">2.</text:p>
      <text:p text:style-name="P1"><text:tab/>444</text:p>
      <text:p text:style-name="P1">3.</text:p>
      <text:p text:style-name="P1"><text:tab/>Odd – rightmost bit is a 1</text:p>
      <text:p text:style-name="P1">4.</text:p>
      <text:p text:style-name="P1"><text:tab/>A: 151</text:p>
      <text:p text:style-name="P1"><text:tab/>B: -40</text:p>
      <text:p text:style-name="P2">5.</text:p>
      <text:p text:style-name="P2"><text:tab/>There will be overflow and if you use 5bits then you won’t have overflow.</text:p>
      <text:p text:style-name="P2">6.</text:p>
      <text:p text:style-name="P2"><text:tab/>TODO</text:p>
      <text:p text:style-name="P2">7.</text:p>
      <text:p text:style-name="P2"><text:tab/><text:span text:style-name="T1">13 </text:span>* <text:span text:style-name="T1">9</text:span> = <text:span text:style-name="T1">1101 * 1001</text:span></text:p>
      <text:p text:style-name="P2"><text:tab/><text:tab/><text:span text:style-name="T1">= 1101 * (1*2^3 + 0*2^2 + 0*2^1 + 1*2^0)</text:span></text:p>
      <text:p text:style-name="P2"><text:tab/><text:tab/><text:span text:style-name="T1">= 1101 * 2^3 + 1101 * 2^0</text:span></text:p>
      <text:p text:style-name="P2"><text:tab/><text:tab/><text:span text:style-name="T1">= 1101 &lt;&lt; 8 + 1101 &lt;&lt; 0</text:span></text:p>
      <text:p text:style-name="P2"><text:tab/><text:tab/><text:span text:style-name="T1">= 1101 * 8 + 1101 * 1</text:span></text:p>
      <text:p text:style-name="P2"><text:tab/><text:tab/><text:span text:style-name="T1">= 1101 * 9</text:span></text:p>
      <text:p text:style-name="P2"><text:tab/><text:tab/><text:span text:style-name="T1">= 13 * 9</text:span></text:p>
      <text:p text:style-name="P3">8.</text:p>
      <text:p text:style-name="P3"><text:tab/>13 / 4 = 1101 &gt;&gt; 2</text:p>
      <text:p text:style-name="P3">9.</text:p>
      <text:p text:style-name="P3"><text:tab/><text:span text:style-name="T2">nybble <text:tab/>= 4 bits</text:span></text:p>
      <text:p text:style-name="P3"><text:tab/><text:span text:style-name="T2">byte<text:tab/><text:tab/>= 8 bits</text:span></text:p>
      <text:p text:style-name="P4"><text:tab/><text:span text:style-name="T2">halfword<text:tab/>= 8 bits</text:span></text:p>
      <text:p text:style-name="P4"><text:tab/><text:span text:style-name="T2">word<text:tab/><text:tab/>= 16 bits</text:span></text:p>
      <text:p text:style-name="P4"><text:tab/><text:span text:style-name="T2">doubleword<text:tab/>= 32 bits</text:span></text:p>
      <text:p text:style-name="P5">10.</text:p>
      <text:p text:style-name="P5"><text:tab/>nybble <text:tab/>= 4 bits</text:p>
      <text:p text:style-name="P4"><text:tab/><text:span text:style-name="T2">byte<text:tab/><text:tab/>= 8 bits</text:span></text:p>
      <text:p text:style-name="P4"><text:tab/><text:span text:style-name="T2">halfword<text:tab/>= 16 bits</text:span></text:p>
      <text:p text:style-name="P4"><text:tab/><text:span text:style-name="T2">word<text:tab/><text:tab/>= 32 bits</text:span></text:p>
      <text:p text:style-name="P4"><text:tab/><text:span text:style-name="T2">doubleword<text:tab/>= 64 bits</text:span></text:p>
      <text:p text:style-name="P5">11.</text:p>
      <text:p text:style-name="P5"><text:tab/>TODO</text:p>
      <text:p text:style-name="P5">12.</text:p>
      <text:p text:style-name="P5"><text:tab/>423C0000</text:p>
      <text:p text:style-name="P5">13.</text:p>
      <text:p text:style-name="P5"><text:tab/>Half adder</text:p>
      <text:p text:style-name="P5"><text:tab/><text:span text:style-name="T3">Full adder</text:span></text:p>
      <text:p text:style-name="P6">14.</text:p>
      <text:p text:style-name="P7"><text:tab/><text:span text:style-name="T4">Add a selector bit that will become the Cin to the first adder and it will also determine if it is addition or subtraction. You then, for ever adder, XOR the B input with the selector bit (if 1 is subtraction for the selector) for every adder.</text:span></text:p>
      <text:p text:style-name="P7"/>
      <text:p text:style-name="P7"><text:span text:style-name="T4">15.</text:span></text:p>
      <text:p text:style-name="P7"><text:span text:style-name="T4"><text:tab/>char *</text:span><text:span text:style-name="T6">ptr = (char*)0x4E23F018;</text:span></text:p>
      <text:p text:style-name="P7"><text:span text:style-name="T6"><text:tab/>printf(“%c\n”, *ptr[21]);</text:span></text:p>
      <text:p text:style-name="P8"><text:span text:style-name="T6">1</text:span><text:span text:style-name="T5">6.</text:span></text:p>
      <text:p text:style-name="P8"><text:span text:style-name="T5"><text:tab/></text:span><text:span text:style-name="T6">char *ptr = (char*)0x4E23F018;</text:span></text:p>
      <text:p text:style-name="P8"><text:span text:style-name="T6"><text:tab/>*</text:span><text:span text:style-name="T5">ptr[21] = 1;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>1</text:span><text:span text:style-name="T7">7</text:span><text:span text:style-name="T5">.</text:span></text:p>
      <text:p text:style-name="P8"><text:span text:style-name="T5"><text:tab/>void convert_to_upper(char c){</text:span></text:p>
      <text:p text:style-name="P8"><text:span text:style-name="T5"><text:tab/><text:tab/>if (c&gt;96 &amp;&amp; c&lt;123)</text:span></text:p>
      <text:p text:style-name="P8"><text:span text:style-name="T5"><text:tab/><text:tab/><text:tab/>c=c-42</text:span></text:p>
      <text:p text:style-name="P8"><text:span text:style-name="T5"><text:tab/>}</text:span></text:p>
      <text:p text:style-name="P8"><text:span text:style-name="T5">1</text:span><text:span text:style-name="T7">8</text:span><text:span text:style-name="T5">.</text:span></text:p>
      <text:p text:style-name="P8"><text:span text:style-name="T5"><text:tab/> void convert_to_lower(char c){</text:span></text:p>
      <text:p text:style-name="P8"><text:span text:style-name="T5"><text:tab/><text:tab/>if (c&gt;(96-42) &amp;&amp; c&lt;(123-42))</text:span></text:p>
      <text:p text:style-name="P8"><text:span text:style-name="T5"><text:tab/><text:tab/><text:tab/>c</text:span><text:span text:style-name="T7">+=</text:span><text:span text:style-name="T5">42</text:span></text:p>
      <text:p text:style-name="P8"><text:span text:style-name="T5"><text:tab/>}</text:span></text:p>
      <text:p text:style-name="P9"><text:span text:style-name="T5">19.</text:span></text:p>
      <text:p text:style-name="P9"><text:span text:style-name="T5"><text:tab/>int convert_to_int(char *str){</text:span></text:p>
      <text:p text:style-name="P9"><text:span text:style-name="T5"><text:tab/><text:tab/>int result = 0;</text:span></text:p>
      <text:p text:style-name="P9"><text:span text:style-name="T5"><text:tab/><text:tab/>int pos = </text:span><text:span text:style-name="T8">0</text:span><text:span text:style-name="T5">;</text:span></text:p>
      <text:p text:style-name="P9"><text:span text:style-name="T5"><text:tab/><text:tab/>for(int k=len(str); k &gt;=0; --k){</text:span></text:p>
      <text:p text:style-name="P9"><text:span text:style-name="T5"><text:tab/><text:tab/><text:tab/>if(str[k] == ‘-’){</text:span></text:p>
      <text:p text:style-name="P9"><text:span text:style-name="T5"><text:tab/><text:tab/><text:tab/><text:tab/>result = result * -1;</text:span></text:p>
      <text:p text:style-name="P9"><text:span text:style-name="T5"><text:tab/><text:tab/><text:tab/><text:tab/>break;</text:span></text:p>
      <text:p text:style-name="P9"><text:span text:style-name="T5"><text:tab/><text:tab/><text:tab/>}</text:span></text:p>
      <text:p text:style-name="P9"><text:span text:style-name="T5"><text:tab/><text:tab/><text:tab/>result += (str[k] – 48) * </text:span><text:span text:style-name="T8">(10^</text:span><text:span text:style-name="T5">pos</text:span><text:span text:style-name="T8">);</text:span></text:p>
      <text:p text:style-name="P9"><text:span text:style-name="T8"><text:tab/><text:tab/><text:tab/>pos++;</text:span></text:p>
      <text:p text:style-name="P9"><text:span text:style-name="T8"><text:tab/><text:tab/>}</text:span></text:p>
      <text:p text:style-name="P9"><text:span text:style-name="T8"><text:tab/><text:tab/>return result</text:span></text:p>
      <text:p text:style-name="P9"><text:span text:style-name="T8"><text:tab/>}</text:span></text:p>
      <text:p text:style-name="P9"><text:span text:style-name="T5"><text:tab/></text:span></text:p>
      <text:p text:style-name="P10"><text:span text:style-name="T5">20.</text:span></text:p>
      <text:p text:style-name="P10"><text:span text:style-name="T5"><text:tab/>000000 10000 10001 0100</text:span><text:span text:style-name="T9">1</text:span><text:span text:style-name="T5"> 00000 100000</text:span></text:p>
      <text:p text:style-name="P10"><text:span text:style-name="T5"><text:tab/>001000 0100</text:span><text:span text:style-name="T9">1</text:span><text:span text:style-name="T5"> 10001 0000 0000 0000 1111</text:span></text:p>
      <text:p text:style-name="P10"><text:span text:style-name="T5"><text:tab/></text:span><text:span text:style-name="T9">110111 10010 01001 0000 0000 0000 0101</text:span></text:p>
      <text:p text:style-name="P11"><text:span text:style-name="T5">21.</text:span></text:p>
      <text:p text:style-name="P11"><text:span text:style-name="T5"><text:tab/>Load immediate value into destination register so $t1 = 5</text:span></text:p>
      <text:p text:style-name="P11"><text:span text:style-name="T5">22.</text:span></text:p>
      <text:p text:style-name="P11"><text:span text:style-name="T5"><text:tab/></text:span><text:span text:style-name="T10">They are two 32 bits registers that you cannot directly access and they are used for multiplication and division</text:span></text:p>
      <text:p text:style-name="P12"><text:span text:style-name="T10"/></text:p>
      <text:p text:style-name="P13"><text:span text:style-name="T5">23.</text:span></text:p>
      <text:p text:style-name="P13"><text:span text:style-name="T5"><text:tab/>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oft-page-break/><text:span text:style-name="T5">24.</text:span></text:p>
      <text:p text:style-name="P17"><text:span text:style-name="T5">.globl main </text:span></text:p>
      <text:p text:style-name="P17">.text</text:p>
      <text:p text:style-name="P17"/>
      <text:p text:style-name="P17">main:</text:p>
      <text:p text:style-name="P17"><text:tab/>lw <text:s/>$t1, grade<text:tab/><text:tab/># Load the word stored at label 'grade'</text:p>
      <text:p text:style-name="P17"><text:tab/>li $v0, 4<text:tab/><text:tab/># Get ready to print the string</text:p>
      <text:p text:style-name="P17"/>
      <text:p text:style-name="P17"><text:tab/>slt $t0, $t1, 60<text:tab/><text:tab/># if(grade &lt; 60)</text:p>
      <text:p text:style-name="P17"><text:tab/>bne $zero, $t0, F <text:s/><text:tab/># go to F if grade was less than 60</text:p>
      <text:p text:style-name="P17"/>
      <text:p text:style-name="P17"><text:tab/>slt $t0, $t1, 70<text:tab/><text:tab/># if(grade &lt; 70)</text:p>
      <text:p text:style-name="P17"><text:tab/>bne $zero, $t0, D <text:s/><text:tab/> # go to D if grade was less than 70</text:p>
      <text:p text:style-name="P17"/>
      <text:p text:style-name="P17"><text:tab/>slt $t0, $t1, 80<text:tab/><text:tab/># if(grade &lt; 80)</text:p>
      <text:p text:style-name="P17"><text:tab/>bne $zero, $t0, C <text:s/><text:tab/> # go to C if grade was less than 80</text:p>
      <text:p text:style-name="P17"/>
      <text:p text:style-name="P17"><text:tab/>slt $t0, $t1, 90<text:tab/><text:tab/># if(grade &lt; 90)</text:p>
      <text:p text:style-name="P17"><text:tab/>bne $zero, $t0, B <text:s text:c="2"/><text:tab/># go to B if grade was less than 90</text:p>
      <text:p text:style-name="P17"/>
      <text:p text:style-name="P17"><text:tab/>la $a0, strA<text:tab/><text:tab/># address of string to print</text:p>
      <text:p text:style-name="P17"><text:tab/>syscall<text:tab/><text:tab/><text:tab/># print the string</text:p>
      <text:p text:style-name="P17"><text:tab/>li $v0, 10<text:tab/><text:tab/># Sets $v0 to "10" to select exit syscall</text:p>
      <text:p text:style-name="P17"><text:tab/>syscall <text:tab/><text:tab/># Exit</text:p>
      <text:p text:style-name="P17">F:</text:p>
      <text:p text:style-name="P17"><text:tab/>la $a0, strF<text:tab/><text:tab/># address of string to print</text:p>
      <text:p text:style-name="P17"><text:tab/>syscall<text:tab/><text:tab/><text:tab/># print the string</text:p>
      <text:p text:style-name="P17"><text:tab/>li $v0, 10<text:tab/><text:tab/># Sets $v0 to "10" to select exit syscall</text:p>
      <text:p text:style-name="P17"><text:tab/>syscall <text:tab/><text:tab/># Exit</text:p>
      <text:p text:style-name="P17">D:</text:p>
      <text:p text:style-name="P17"><text:tab/>la $a0, strD<text:tab/><text:tab/># address of string to print</text:p>
      <text:p text:style-name="P17"><text:tab/>syscall<text:tab/><text:tab/><text:tab/># print the string</text:p>
      <text:p text:style-name="P17"><text:tab/>li $v0, 10<text:tab/><text:tab/># Sets $v0 to "10" to select exit syscall</text:p>
      <text:p text:style-name="P17"><text:tab/>syscall <text:tab/><text:tab/># Exit</text:p>
      <text:p text:style-name="P17">C:</text:p>
      <text:p text:style-name="P17"><text:tab/>la $a0, strC<text:tab/><text:tab/># address of string to print</text:p>
      <text:p text:style-name="P17"><text:tab/>syscall<text:tab/><text:tab/><text:tab/># print the string</text:p>
      <text:p text:style-name="P17"><text:tab/>li $v0, 10<text:tab/><text:tab/># Sets $v0 to "10" to select exit syscall</text:p>
      <text:p text:style-name="P17"><text:tab/>syscall <text:tab/><text:tab/># Exit</text:p>
      <text:p text:style-name="P17">B:</text:p>
      <text:p text:style-name="P17"><text:tab/>la $a0, strB<text:tab/><text:tab/># address of string to print</text:p>
      <text:p text:style-name="P17"><text:tab/>syscall<text:tab/><text:tab/><text:tab/># print the string</text:p>
      <text:p text:style-name="P17"><text:tab/>li $v0, 10<text:tab/><text:tab/># Sets $v0 to "10" to select exit syscall</text:p>
      <text:p text:style-name="P17"><text:tab/>syscall <text:tab/><text:tab/># Exit</text:p>
      <text:p text:style-name="P17"/>
      <text:p text:style-name="P17">.data</text:p>
      <text:p text:style-name="P17"><text:tab/>grade:<text:tab/>.word 1</text:p>
      <text:p text:style-name="P17"><text:tab/>strF:<text:tab/>.asciiz "F"</text:p>
      <text:p text:style-name="P17"><text:tab/>strD:<text:tab/>.asciiz "D"</text:p>
      <text:p text:style-name="P17"><text:tab/>strC:<text:tab/>.asciiz "C"</text:p>
      <text:p text:style-name="P17"><text:tab/>strB:<text:tab/>.asciiz "B"</text:p>
      <text:p text:style-name="P17"><text:tab/>strA:<text:tab/>.asciiz "A"</text:p>
      <text:p text:style-name="P17"/>
      <text:p text:style-name="P17"/>
      <text:p text:style-name="P17"/>
      <text:p text:style-name="P17"/>
      <text:p text:style-name="P17"/>
      <text:p text:style-name="P18"><text:soft-page-break/>25.</text:p>
      <text:p text:style-name="P16">.globl main </text:p>
      <text:p text:style-name="P16">.text</text:p>
      <text:p text:style-name="P16"/>
      <text:p text:style-name="P16">main:</text:p>
      <text:p text:style-name="P16"><text:tab/><text:tab/><text:tab/><text:tab/><text:tab/><text:tab/># $s0 = total</text:p>
      <text:p text:style-name="P16"><text:tab/>lw $s1, n1<text:tab/><text:tab/><text:tab/><text:tab/># $s1 = n1</text:p>
      <text:p text:style-name="P16"><text:tab/>lw $s2, n2<text:tab/><text:tab/><text:tab/><text:tab/># $s2 = n2</text:p>
      <text:p text:style-name="P16"><text:tab/><text:tab/><text:tab/><text:tab/><text:tab/><text:tab/><text:tab/># $t1 is i</text:p>
      <text:p text:style-name="P16"><text:tab/>lw $t1, n1<text:tab/><text:tab/><text:tab/><text:tab/># $t1 = n1</text:p>
      <text:p text:style-name="P16"><text:tab/>move $s0, $zero<text:tab/><text:tab/><text:tab/># Set total($s0) to 0</text:p>
      <text:p text:style-name="P16"/>
      <text:p text:style-name="P16">loop: beq $t1, $s2, done<text:tab/><text:tab/><text:tab/># the loop</text:p>
      <text:p text:style-name="P16"><text:tab/>addi $s0, $s0, 1<text:tab/><text:tab/><text:tab/># total = total + 1</text:p>
      <text:p text:style-name="P16"><text:tab/>addi $t1, $t1, 1<text:tab/><text:tab/><text:tab/># i++</text:p>
      <text:p text:style-name="P16"><text:tab/>b loop</text:p>
      <text:p text:style-name="P16"/>
      <text:p text:style-name="P16">done:</text:p>
      <text:p text:style-name="P16"><text:tab/>li $v0, 1 <text:tab/><text:tab/><text:tab/><text:tab/># print int syscall number</text:p>
      <text:p text:style-name="P16"><text:tab/>move $a0, $s0<text:tab/><text:tab/><text:tab/><text:tab/># put total($s0) as argument</text:p>
      <text:p text:style-name="P16"><text:tab/>syscall</text:p>
      <text:p text:style-name="P16"/>
      <text:p text:style-name="P16"><text:tab/>li $v0, 10<text:tab/><text:tab/><text:tab/><text:tab/># Sets $v0 to "10" to select exit syscall</text:p>
      <text:p text:style-name="P16"><text:tab/>syscall <text:tab/><text:tab/><text:tab/><text:tab/># Exit</text:p>
      <text:p text:style-name="P16"/>
      <text:p text:style-name="P16">.data</text:p>
      <text:p text:style-name="P16"><text:tab/>n1:<text:tab/>.word 1</text:p>
      <text:p text:style-name="P16"><text:tab/>n2:<text:tab/>.word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22:55.655707049</meta:creation-date>
    <dc:date>2018-02-12T19:03:16.245600106</dc:date>
    <meta:editing-duration>PT16M46S</meta:editing-duration>
    <meta:editing-cycles>3</meta:editing-cycles>
    <meta:generator>LibreOffice/5.4.4.2$Linux_X86_64 LibreOffice_project/40m0$Build-2</meta:generator>
    <meta:document-statistic meta:table-count="0" meta:image-count="0" meta:object-count="0" meta:page-count="4" meta:paragraph-count="153" meta:word-count="709" meta:character-count="3392" meta:non-whitespace-character-count="2589"/>
  </office:meta>
</office:document-meta>
</file>